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co19" style:family="table-column">
      <style:table-column-properties fo:break-before="auto" style:column-width="94.21mm"/>
    </style:style>
    <style:style style:name="co20" style:family="table-column">
      <style:table-column-properties fo:break-before="auto" style:column-width="90.4mm"/>
    </style:style>
    <style:style style:name="co21" style:family="table-column">
      <style:table-column-properties fo:break-before="auto" style:column-width="93.94mm"/>
    </style:style>
    <style:style style:name="co22" style:family="table-column">
      <style:table-column-properties fo:break-before="auto" style:column-width="93.68mm"/>
    </style:style>
    <style:style style:name="co23" style:family="table-column">
      <style:table-column-properties fo:break-before="auto" style:column-width="75.97mm"/>
    </style:style>
    <style:style style:name="co24" style:family="table-column">
      <style:table-column-properties fo:break-before="auto" style:column-width="106.47mm"/>
    </style:style>
    <style:style style:name="co25" style:family="table-column">
      <style:table-column-properties fo:break-before="auto" style:column-width="70.26mm"/>
    </style:style>
    <style:style style:name="co26" style:family="table-column">
      <style:table-column-properties fo:break-before="auto" style:column-width="116.28mm"/>
    </style:style>
    <style:style style:name="co27" style:family="table-column">
      <style:table-column-properties fo:break-before="auto" style:column-width="154.94mm"/>
    </style:style>
    <style:style style:name="co28" style:family="table-column">
      <style:table-column-properties fo:break-before="auto" style:column-width="83.33mm"/>
    </style:style>
    <style:style style:name="co29" style:family="table-column">
      <style:table-column-properties fo:break-before="auto" style:column-width="111.65mm"/>
    </style:style>
    <style:style style:name="co30" style:family="table-column">
      <style:table-column-properties fo:break-before="auto" style:column-width="95.3mm"/>
    </style:style>
    <style:style style:name="co31" style:family="table-column">
      <style:table-column-properties fo:break-before="auto" style:column-width="25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ackground-color="#ffff00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 fo:border="0.06pt solid #000000"/>
    </style:style>
    <style:style style:name="ce40" style:family="table-cell" style:parent-style-name="Default" style:data-style-name="N0">
      <style:table-cell-properties fo:background-color="transparent" fo:border="0.06pt solid #000000"/>
    </style:style>
    <style:style style:name="ce41" style:family="table-cell" style:parent-style-name="Default" style:data-style-name="N0">
      <style:table-cell-properties fo:border="0.06pt solid #000000"/>
      <style:text-properties fo:color="#000000" style:font-name="Calibri" fo:font-size="11pt" style:font-name-asian="AR PL SungtiL GB" style:font-size-asian="11pt" style:font-size-complex="11pt"/>
    </style:style>
    <style:style style:name="ce42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72bf44" style:rotation-align="none"/>
    </style:style>
    <style:style style:name="ce56" style:family="table-cell" style:parent-style-name="Default">
      <style:table-cell-properties fo:background-color="#fff200" style:rotation-align="none"/>
    </style:style>
    <style:style style:name="ce57" style:family="table-cell" style:parent-style-name="Default">
      <style:table-cell-properties fo:background-color="#72bf4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0">
      <style:table-cell-properties fo:background-color="#fff200" fo:border="0.06pt solid #000000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#72bf44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1.77mm" svg:y="65.4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9.93mm" svg:y="65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0.85mm" svg:height="141.1mm" svg:x="3.79mm" svg:y="161.65mm">
            <draw:object draw:notify-on-update-of-ranges="'2006'.H2:'2006'.H13 '2006'.I1:'2006'.I1 '2006'.I2:'2006'.I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2008" table:style-name="ta1">
        <table:shapes>
          <draw:frame draw:z-index="0" draw:style-name="gr1" draw:text-style-name="P1" svg:width="160.07mm" svg:height="89.75mm" svg:x="4.39mm" svg:y="81.13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82.63mm" svg:y="82.81mm">
            <draw:object draw:notify-on-update-of-ranges="'2008'.D2:'2008'.D7 '2008'.E1:'2008'.E1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43.52mm" svg:height="136.97mm" svg:x="4.5mm" svg:y="178.96mm">
            <draw:object draw:notify-on-update-of-ranges="'2008'.I2:'2008'.I13 '2008'.J1:'2008'.J1 '2008'.J2:'2008'.J1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6" table:default-cell-style-name="ce7"/>
        <table:table-column table:style-name="co2" table:default-cell-style-name="ce32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 table:style-name="ce9"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Lógica y Filosofía de la Ciencia</text:p>
          </table:table-cell>
          <table:table-cell table:style-name="ce33"/>
          <table:table-cell table:style-name="ce33" office:value-type="string" calcext:value-type="string">
            <text:p>Filosofía política</text:p>
          </table:table-cell>
          <table:table-cell table:style-name="ce34" office:value-type="string" calcext:value-type="string">
            <text:p>Filosofía contemporánea</text:p>
          </table:table-cell>
          <table:table-cell table:style-name="ce33" office:value-type="string" calcext:value-type="string">
            <text:p>Fenomenología</text:p>
          </table:table-cell>
          <table:table-cell table:style-name="ce33" office:value-type="string" calcext:value-type="string">
            <text:p>II Encuentro de Estudios Estéticos</text:p>
          </table:table-cell>
          <table:table-cell table:style-name="ce33" office:value-type="string" calcext:value-type="string">
            <text:p>Filosofía Contemporánea - Nietzsche</text:p>
          </table:table-cell>
          <table:table-cell table:style-name="ce33" office:value-type="string" calcext:value-type="string">
            <text:p>Filosofía analítica</text:p>
          </table:table-cell>
          <table:table-cell table:style-name="ce33" office:value-type="string" calcext:value-type="string">
            <text:p>Filosofía de la Ciencia</text:p>
          </table:table-cell>
          <table:table-cell table:style-name="ce33" office:value-type="string" calcext:value-type="string">
            <text:p>Simposio Ramón Pérez Mantilla: Filosofía en Colombia</text:p>
          </table:table-cell>
          <table:table-cell table:style-name="ce33" office:value-type="string" calcext:value-type="string">
            <text:p>El problema del mal</text:p>
          </table:table-cell>
          <table:table-cell table:style-name="ce33"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3" office:value-type="string" calcext:value-type="string">
            <text:p>Argumentación</text:p>
          </table:table-cell>
          <table:table-cell table:style-name="ce33"/>
          <table:table-cell table:style-name="ce33" office:value-type="string" calcext:value-type="string">
            <text:p>Filosofía social</text:p>
          </table:table-cell>
          <table:table-cell table:style-name="ce33"/>
          <table:table-cell table:style-name="ce33" office:value-type="string" calcext:value-type="string">
            <text:p>Hermenéutica</text:p>
          </table:table-cell>
          <table:table-cell table:style-name="ce33"/>
          <table:table-cell table:style-name="ce33" office:value-type="string" calcext:value-type="string">
            <text:p>Filosofía antigua</text:p>
          </table:table-cell>
          <table:table-cell table:style-name="ce33" office:value-type="string" calcext:value-type="string">
            <text:p>Wittgenstein</text:p>
          </table:table-cell>
          <table:table-cell table:style-name="ce30" office:value-type="string" calcext:value-type="string">
            <text:p>Lógica y Filosofía de la Ciencia</text:p>
          </table:table-cell>
          <table:table-cell table:style-name="ce33"/>
          <table:table-cell table:style-name="ce33" office:value-type="string" calcext:value-type="string">
            <text:p>Ética</text:p>
          </table:table-cell>
          <table:table-cell table:style-name="ce33"/>
        </table:table-row>
        <table:table-row table:style-name="ro2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Filosofía y Psiquiatría</text:p>
          </table:table-cell>
          <table:table-cell table:style-name="ce33"/>
          <table:table-cell table:style-name="ce33" office:value-type="string" calcext:value-type="string">
            <text:p>Filosofía y Culturas</text:p>
          </table:table-cell>
          <table:table-cell table:style-name="ce33"/>
          <table:table-cell table:style-name="ce33" office:value-type="string" calcext:value-type="string">
            <text:p>Alteridad y hermenéutica</text:p>
          </table:table-cell>
          <table:table-cell table:style-name="ce33"/>
          <table:table-cell table:style-name="ce33" office:value-type="string" calcext:value-type="string">
            <text:p>Filosofía moderna</text:p>
          </table:table-cell>
          <table:table-cell table:style-name="ce33" table:number-columns-repeated="3"/>
          <table:table-cell table:style-name="ce33" office:value-type="string" calcext:value-type="string">
            <text:p>Acción, Libertad, Responsabilidad</text:p>
          </table:table-cell>
          <table:table-cell table:style-name="ce33"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Filosofía y Derecho</text:p>
          </table:table-cell>
          <table:table-cell table:style-name="ce33" table:number-columns-repeated="3"/>
          <table:table-cell table:style-name="ce33" office:value-type="string" calcext:value-type="string">
            <text:p>Filosofía Moderna Hoy</text:p>
          </table:table-cell>
          <table:table-cell table:style-name="ce33" table:number-columns-repeated="5"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Antropología filosófica</text:p>
          </table:table-cell>
          <table:table-cell table:style-name="ce33" table:number-columns-repeated="9"/>
        </table:table-row>
        <table:table-row table:style-name="ro2">
          <table:table-cell table:number-columns-repeated="3"/>
          <table:table-cell table:style-name="ce28" table:number-columns-repeated="2"/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Racionalidad y normas</text:p>
          </table:table-cell>
          <table:table-cell table:style-name="ce33"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Filosofía analític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 table:number-columns-repeated="2"/>
          <table:table-cell table:style-name="ce33" office:value-type="string" calcext:value-type="string">
            <text:p>Teorías clásicas del reconocimiento: una aproximación contemporánea</text:p>
          </table:table-cell>
          <table:table-cell table:style-name="ce33" table:number-columns-repeated="9"/>
        </table:table-row>
        <table:table-row table:style-name="ro2">
          <table:table-cell table:number-columns-repeated="8"/>
          <table:table-cell office:value-type="string" calcext:value-type="string">
            <text:p>Epistemología y filosofía de las ciencias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colombiana y latinoamericana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Ética y filosofía de la acción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de la religión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8"/>
          <table:table-cell table:style-name="ce30" office:value-type="string" calcext:value-type="string">
            <text:p>* Hay superposiciones</text:p>
          </table:table-cell>
          <table:table-cell table:style-name="Default"/>
          <table:table-cell table:number-columns-repeated="13"/>
        </table:table-row>
        <table:table-row table:style-name="ro2">
          <table:table-cell table:number-columns-repeated="8"/>
          <table:table-cell table:style-name="ce31" office:value-type="string" calcext:value-type="string">
            <text:p>*Metafísica: 2</text:p>
          </table:table-cell>
          <table:table-cell table:style-name="Default"/>
          <table:table-cell table:number-columns-repeated="13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18.87mm" svg:height="123.11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6.11mm" svg:height="126.7mm" svg:x="1.92mm" svg:y="151.67mm">
            <draw:object draw:notify-on-update-of-ranges="'2012'.J2:'2012'.J13 '2012'.K1:'2012'.K1 '2012'.K2:'2012'.K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4" table:default-cell-style-name="Default"/>
        <table:table-column table:style-name="co19" table:default-cell-style-name="ce38"/>
        <table:table-column table:style-name="co2" table:default-cell-style-name="ce32"/>
        <table:table-column table:style-name="co2" table:default-cell-style-name="Default"/>
        <table:table-column table:style-name="co2" table:number-columns-repeated="12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4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 table:number-columns-repeated="5"/>
          <table:table-cell office:value-type="string" calcext:value-type="string">
            <text:p>Mente, lenguaje, lógica y argumentació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ilosofía de la Mente</text:p>
          </table:table-cell>
          <table:table-cell table:style-name="ce39" office:value-type="string" calcext:value-type="string">
            <text:p>Filosofía y Educación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Filosofía francesa</text:p>
          </table:table-cell>
          <table:table-cell office:value-type="string" calcext:value-type="string">
            <text:p>Fenomenología </text:p>
          </table:table-cell>
          <table:table-cell table:style-name="ce39" office:value-type="string" calcext:value-type="string">
            <text:p>Estética</text:p>
          </table:table-cell>
          <table:table-cell office:value-type="string" calcext:value-type="string">
            <text:p>Filosofía Antigua</text:p>
          </table:table-cell>
          <table:table-cell/>
          <table:table-cell office:value-type="string" calcext:value-type="string">
            <text:p>Filosofía de la Ciencia</text:p>
          </table:table-cell>
          <table:table-cell office:value-type="string" calcext:value-type="string">
            <text:p>Filosofía latinoamerican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 table:number-columns-repeated="5"/>
          <table:table-cell office:value-type="string" calcext:value-type="string">
            <text:p>Filosofía de la educació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losofía del Lenguaje</text:p>
          </table:table-cell>
          <table:table-cell/>
          <table:table-cell table:style-name="ce40" office:value-type="string" calcext:value-type="string">
            <text:p>Filosofía política contemporánea</text:p>
          </table:table-cell>
          <table:table-cell/>
          <table:table-cell office:value-type="string" calcext:value-type="string">
            <text:p>Hermenéutica</text:p>
          </table:table-cell>
          <table:table-cell/>
          <table:table-cell office:value-type="string" calcext:value-type="string">
            <text:p>Filosofía Moder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table:number-columns-repeated="5"/>
          <table:table-cell office:value-type="string" calcext:value-type="string">
            <text:p>Filosofía política y social</text:p>
          </table:table-cell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table:number-columns-repeated="5"/>
          <table:table-cell office:value-type="string" calcext:value-type="string">
            <text:p>Filosofía francesa contemporáne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39" table:number-columns-repeated="2"/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table:number-columns-repeated="5"/>
          <table:table-cell office:value-type="string" calcext:value-type="string">
            <text:p>Fenomenología y hermenéutica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9"/>
          <table:table-cell table:number-columns-repeated="3"/>
          <table:table-cell table:style-name="ce39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table:number-columns-repeated="5"/>
          <table:table-cell office:value-type="string" calcext:value-type="string">
            <text:p>Estética y filosofía del arte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9"/>
          <table:table-cell table:number-columns-repeated="11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Historia de la filosofía (antigua, medieval y moderna)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analítica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Epistemología y filosofía de las ciencias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colombiana y latinoamericana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Ética y filosofía de la acción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office:value-type="string" calcext:value-type="string">
            <text:p>Filosofía de la relig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2"/>
        </table:table-row>
      </table:table>
      <table:table table:name="2014" table:style-name="ta1">
        <table:shapes>
          <draw:frame draw:z-index="0" draw:style-name="gr2" draw:text-style-name="P1" svg:width="160.07mm" svg:height="89.75mm" svg:x="5.6mm" svg:y="75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7.62mm" svg:y="74.83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40.51mm" svg:height="135.28mm" svg:x="5.87mm" svg:y="173.28mm">
            <draw:object draw:notify-on-update-of-ranges="'2014'.I2:'2014'.I13 '2014'.J2:'2014'.J1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" table:number-columns-repeated="8" table:default-cell-style-name="Default"/>
        <table:table-column table:style-name="co20" table:default-cell-style-name="ce38"/>
        <table:table-column table:style-name="co2" table:default-cell-style-name="ce32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 table:number-columns-repeated="3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1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41" office:value-type="string" calcext:value-type="string">
            <text:p>Argumentación, retórica y razonamiento</text:p>
          </table:table-cell>
          <table:table-cell table:style-name="ce42" office:value-type="string" calcext:value-type="string">
            <text:p>Filosofía de la educación</text:p>
          </table:table-cell>
          <table:table-cell table:style-name="ce32" office:value-type="string" calcext:value-type="string">
            <text:p>Filosofía social</text:p>
          </table:table-cell>
          <table:table-cell table:style-name="ce22" office:value-type="string" calcext:value-type="string">
            <text:p>Pensamiento postmoderno</text:p>
          </table:table-cell>
          <table:table-cell table:style-name="ce22" office:value-type="string" calcext:value-type="string">
            <text:p>Hermenéutica y literatura</text:p>
          </table:table-cell>
          <table:table-cell table:style-name="ce22" office:value-type="string" calcext:value-type="string">
            <text:p>Estética: tradición, innovación, horizontes</text:p>
          </table:table-cell>
          <table:table-cell table:style-name="ce41" office:value-type="string" calcext:value-type="string">
            <text:p>Discurso y vida en la Antigüedad</text:p>
          </table:table-cell>
          <table:table-cell table:style-name="ce32" office:value-type="string" calcext:value-type="string">
            <text:p>De la analítica al (neo)pragmatismo</text:p>
          </table:table-cell>
          <table:table-cell table:style-name="ce32" office:value-type="string" calcext:value-type="string">
            <text:p>Epistemología</text:p>
          </table:table-cell>
          <table:table-cell table:style-name="ce22" office:value-type="string" calcext:value-type="string">
            <text:p>Pensamiento y cultura en Colombia: temas y problemas</text:p>
          </table:table-cell>
          <table:table-cell table:style-name="ce22" office:value-type="string" calcext:value-type="string">
            <text:p>Ética y racionalidad práctica: enfoques y aplicaciones</text:p>
          </table:table-cell>
          <table:table-cell table:style-name="ce22" office:value-type="string" calcext:value-type="string">
            <text:p>Filosofía y mística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2" office:value-type="string" calcext:value-type="string">
            <text:p>IV Encuentro de filosofía y psiquiatría</text:p>
          </table:table-cell>
          <table:table-cell table:style-name="ce32"/>
          <table:table-cell table:style-name="ce22" office:value-type="string" calcext:value-type="string">
            <text:p>Humanismo y antihumanismo en la filosofía contemporánea</text:p>
          </table:table-cell>
          <table:table-cell table:style-name="ce32"/>
          <table:table-cell table:style-name="ce22" office:value-type="string" calcext:value-type="string">
            <text:p>Fenomenología y psicología</text:p>
          </table:table-cell>
          <table:table-cell table:style-name="ce22" office:value-type="string" calcext:value-type="string">
            <text:p>Filosofía y literatura</text:p>
          </table:table-cell>
          <table:table-cell table:style-name="ce22" office:value-type="string" calcext:value-type="string">
            <text:p>Filosofía Antigua</text:p>
          </table:table-cell>
          <table:table-cell table:style-name="ce32"/>
          <table:table-cell table:style-name="ce32" office:value-type="string" calcext:value-type="string">
            <text:p>Filosofía de la ciencia</text:p>
          </table:table-cell>
          <table:table-cell table:style-name="ce32" office:value-type="string" calcext:value-type="string">
            <text:p>Fernando González, filósofo </text:p>
          </table:table-cell>
          <table:table-cell table:style-name="ce22" office:value-type="string" calcext:value-type="string">
            <text:p>Errores y accidentes</text:p>
          </table:table-cell>
          <table:table-cell table:style-name="ce22" office:value-type="string" calcext:value-type="string">
            <text:p>Religión, mística e inefabilidad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2" office:value-type="string" calcext:value-type="string">
            <text:p>Cognición social, atención conjunta e intersubjetividad</text:p>
          </table:table-cell>
          <table:table-cell table:style-name="ce32"/>
          <table:table-cell table:style-name="ce22" office:value-type="string" calcext:value-type="string">
            <text:p>Filosofía política</text:p>
          </table:table-cell>
          <table:table-cell table:style-name="ce32"/>
          <table:table-cell table:style-name="ce22" office:value-type="string" calcext:value-type="string">
            <text:p>Hermenéutica, Negatividad y Alteridad</text:p>
          </table:table-cell>
          <table:table-cell table:style-name="ce22" office:value-type="string" calcext:value-type="string">
            <text:p>Sujetivación y experimentación estética</text:p>
          </table:table-cell>
          <table:table-cell table:style-name="ce22" office:value-type="string" calcext:value-type="string">
            <text:p>Filosofía moderna</text:p>
          </table:table-cell>
          <table:table-cell table:style-name="ce32" table:number-columns-repeated="2"/>
          <table:table-cell table:style-name="ce22" office:value-type="string" calcext:value-type="string">
            <text:p>Inteligencia y realidad en perspectiva zubiriana</text:p>
          </table:table-cell>
          <table:table-cell table:style-name="ce22" office:value-type="string" calcext:value-type="string">
            <text:p>El prejuicio/sesgo/parcialidad en la investigación y praxis de la filosofía</text:p>
          </table:table-cell>
          <table:table-cell table:style-name="ce22"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246" calcext:value-type="float">
            <text:p>246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39" table:number-columns-repeated="2"/>
          <table:table-cell table:style-name="ce32"/>
          <table:table-cell table:style-name="ce22" office:value-type="string" calcext:value-type="string">
            <text:p>Fenomenología</text:p>
          </table:table-cell>
          <table:table-cell table:style-name="ce22" office:value-type="string" calcext:value-type="string">
            <text:p>V Encuentro de Estudios Estéticos</text:p>
          </table:table-cell>
          <table:table-cell table:style-name="ce32" office:value-type="string" calcext:value-type="string">
            <text:p>Filosofía medieval</text:p>
          </table:table-cell>
          <table:table-cell table:style-name="ce32" table:number-columns-repeated="2"/>
          <table:table-cell table:style-name="ce22" office:value-type="string" calcext:value-type="string">
            <text:p>Filosofía latinoamericana y colombiana</text:p>
          </table:table-cell>
          <table:table-cell table:style-name="ce22" office:value-type="string" calcext:value-type="string">
            <text:p>Moral y autoritarismo: Simposio sobre Teoría Crítica</text:p>
          </table:table-cell>
          <table:table-cell table:style-name="ce32"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2" office:value-type="string" calcext:value-type="string">
            <text:p>Argumentación</text:p>
          </table:table-cell>
          <table:table-cell table:style-name="ce32" table:number-columns-repeated="3"/>
          <table:table-cell table:style-name="ce39" office:value-type="string" calcext:value-type="string">
            <text:p>Hermenéutica</text:p>
          </table:table-cell>
          <table:table-cell table:style-name="ce32" table:number-columns-repeated="5"/>
          <table:table-cell table:style-name="ce32" office:value-type="string" calcext:value-type="string">
            <text:p>Ética </text:p>
          </table:table-cell>
          <table:table-cell table:style-name="ce32"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32"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Historia de la filosofía (antigua, medieval y moderna)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2"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Filosofía analítica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Epistemología y filosofía de las ciencias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colombiana y latinoamericana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Ética y filosofía de la acción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Filosofía de la religión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8"/>
          <table:table-cell table:style-name="Default" office:value-type="string" calcext:value-type="string">
            <text:p>*Mesa redonda en honor a Giselle von der Walde: 7</text:p>
          </table:table-cell>
          <table:table-cell table:style-name="Default"/>
          <table:table-cell table:number-columns-repeated="13"/>
        </table:table-row>
        <table:table-row table:style-name="ro2">
          <table:table-cell table:number-columns-repeated="8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3"/>
        </table:table-row>
      </table:table>
      <table:table table:name="2016" table:style-name="ta1">
        <table:shapes>
          <draw:frame draw:z-index="0" draw:style-name="gr1" draw:text-style-name="P1" svg:width="159.97mm" svg:height="90.04mm" svg:x="2.21mm" svg:y="68.26mm">
            <draw:object draw:notify-on-update-of-ranges="'2016'.A2:'2016'.A3 '2016'.B2:'2016'.B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7mm" svg:height="90.04mm" svg:x="174.04mm" svg:y="67.47mm">
            <draw:object draw:notify-on-update-of-ranges="'2016'.D2:'2016'.D7 '2016'.E1:'2016'.E1 '2016'.E2:'2016'.E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260.33mm" svg:height="146.43mm" svg:x="3.08mm" svg:y="162.22mm">
            <draw:object draw:notify-on-update-of-ranges="'2016'.G2:'2016'.G13 '2016'.H1:'2016'.H1 '2016'.H2:'2016'.H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21" table:default-cell-style-name="ce38"/>
        <table:table-column table:style-name="co2" table:default-cell-style-name="ce32"/>
        <table:table-column table:style-name="co2" table:number-columns-repeated="8" table:default-cell-style-name="Default"/>
        <table:table-column table:style-name="co2" table:default-cell-style-name="ce32"/>
        <table:table-column table:style-name="co2" table:number-columns-repeated="3" table:default-cell-style-name="Default"/>
        <table:table-column table:style-name="co2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 table:style-name="ce9"/>
          <table:table-cell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2" office:value-type="string" calcext:value-type="string">
            <text:p>Filosofía de la mente</text:p>
          </table:table-cell>
          <table:table-cell table:style-name="ce22" office:value-type="string" calcext:value-type="string">
            <text:p>Filosofía y educación</text:p>
          </table:table-cell>
          <table:table-cell table:style-name="ce22" office:value-type="string" calcext:value-type="string">
            <text:p>Filosofía política</text:p>
          </table:table-cell>
          <table:table-cell table:style-name="ce56" office:value-type="string" calcext:value-type="string">
            <text:p>Filosofía continental</text:p>
          </table:table-cell>
          <table:table-cell table:style-name="ce55" office:value-type="string" calcext:value-type="string">
            <text:p>VI SIMPOSIO COLOMBIANO DE FILOSOFÍA Y PSIQUIATRÍA: Enfoques fenomenológicos (1)</text:p>
          </table:table-cell>
          <table:table-cell table:style-name="ce55" office:value-type="string" calcext:value-type="string">
            <text:p>Arte y educación</text:p>
          </table:table-cell>
          <table:table-cell table:style-name="ce22" office:value-type="string" calcext:value-type="string">
            <text:p>Filosofía antigua</text:p>
          </table:table-cell>
          <table:table-cell table:style-name="ce22" office:value-type="string" calcext:value-type="string">
            <text:p>Filosofía analítica</text:p>
          </table:table-cell>
          <table:table-cell table:style-name="ce22" office:value-type="string" calcext:value-type="string">
            <text:p>Epistemología</text:p>
          </table:table-cell>
          <table:table-cell table:style-name="ce22" office:value-type="string" calcext:value-type="string">
            <text:p>Filosofía colombiana</text:p>
          </table:table-cell>
          <table:table-cell table:style-name="ce58" office:value-type="string" calcext:value-type="string">
            <text:p>Emociones y razón práctica</text:p>
          </table:table-cell>
          <table:table-cell table:style-name="ce55" office:value-type="string" calcext:value-type="string">
            <text:p>Filosofía, ciencia y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16" calcext:value-type="float">
            <text:p>416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Lógica y argumentación</text:p>
          </table:table-cell>
          <table:table-cell table:style-name="ce55" office:value-type="string" calcext:value-type="string">
            <text:p>Arte y educación</text:p>
          </table:table-cell>
          <table:table-cell table:style-name="ce56" office:value-type="string" calcext:value-type="string">
            <text:p>Figuras de la alteridad: el otro, lo otro, lo extraño</text:p>
          </table:table-cell>
          <table:table-cell table:style-name="ce22" office:value-type="string" calcext:value-type="string">
            <text:p>Filosofía francesa</text:p>
          </table:table-cell>
          <table:table-cell table:style-name="ce22" office:value-type="string" calcext:value-type="string">
            <text:p>Fenomenología</text:p>
          </table:table-cell>
          <table:table-cell table:style-name="ce22" office:value-type="string" calcext:value-type="string">
            <text:p>Estética</text:p>
          </table:table-cell>
          <table:table-cell table:style-name="ce22" office:value-type="string" calcext:value-type="string">
            <text:p>Filosofía moderna</text:p>
          </table:table-cell>
          <table:table-cell/>
          <table:table-cell table:style-name="ce22" office:value-type="string" calcext:value-type="string">
            <text:p>Filosofía de la ciencia</text:p>
          </table:table-cell>
          <table:table-cell table:style-name="ce22" office:value-type="string" calcext:value-type="string">
            <text:p>Filosofía latinoamericana</text:p>
          </table:table-cell>
          <table:table-cell table:style-name="ce22" office:value-type="string" calcext:value-type="string">
            <text:p>Emociones, Voluntad y Racionalidad.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Centro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54" office:value-type="string" calcext:value-type="string">
            <text:p>Filosofía del lenguaje</text:p>
          </table:table-cell>
          <table:table-cell table:style-name="ce22" office:value-type="string" calcext:value-type="string">
            <text:p>Enseñanza de la Filosofía</text:p>
          </table:table-cell>
          <table:table-cell table:style-name="ce22" office:value-type="string" calcext:value-type="string">
            <text:p>Verdad y política</text:p>
          </table:table-cell>
          <table:table-cell table:style-name="ce22" office:value-type="string" calcext:value-type="string">
            <text:p>Filosofía del performance y su contemporaneidad</text:p>
          </table:table-cell>
          <table:table-cell table:style-name="ce22" office:value-type="string" calcext:value-type="string">
            <text:p>Hermenéutica</text:p>
          </table:table-cell>
          <table:table-cell table:style-name="ce22" office:value-type="string" calcext:value-type="string">
            <text:p>Subjetivación y experimentación estética</text:p>
          </table:table-cell>
          <table:table-cell table:style-name="ce22" office:value-type="string" calcext:value-type="string">
            <text:p>Filosofía medieval</text:p>
          </table:table-cell>
          <table:table-cell/>
          <table:table-cell table:style-name="ce22" office:value-type="string" calcext:value-type="string">
            <text:p>Epistemología Social: Testimonio, Intensionalidad Colectiva y la Estructura Social de la Ciencia</text:p>
          </table:table-cell>
          <table:table-cell table:style-name="ce57" office:value-type="string" calcext:value-type="string">
            <text:p>Retórica, responsabilidad y sentimientos morales en Colombia</text:p>
          </table:table-cell>
          <table:table-cell table:style-name="ce22" office:value-type="string" calcext:value-type="string">
            <text:p>Ética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Bogotá</text:p>
          </table:table-cell>
          <table:table-cell table:style-name="ce9" office:value-type="float" office:value="314" calcext:value-type="float">
            <text:p>314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54" office:value-type="string" calcext:value-type="string">
            <text:p>Lenguaje, Retórica y Argumentación</text:p>
          </table:table-cell>
          <table:table-cell table:style-name="ce22" office:value-type="string" calcext:value-type="string">
            <text:p>FILOSOFÍA Y EDUCACIÓN PARA LA PAZ</text:p>
          </table:table-cell>
          <table:table-cell table:style-name="ce22" office:value-type="string" calcext:value-type="string">
            <text:p>Filosofías ambientalistas y animalistas</text:p>
          </table:table-cell>
          <table:table-cell table:style-name="ce32"/>
          <table:table-cell table:style-name="ce22" office:value-type="string" calcext:value-type="string">
            <text:p>Fenomenología y Metafísica.</text:p>
          </table:table-cell>
          <table:table-cell table:style-name="ce55" office:value-type="string" calcext:value-type="string">
            <text:p>FILOSOFÍA DEL ARTE Y ESTÉTICA: Repensando la Educación Estética en América Latina y el Caribe</text:p>
          </table:table-cell>
          <table:table-cell table:style-name="ce22" office:value-type="string" calcext:value-type="string">
            <text:p>Retórica y filosofía antigua</text:p>
          </table:table-cell>
          <table:table-cell/>
          <table:table-cell table:style-name="ce55" office:value-type="string" calcext:value-type="string">
            <text:p>Filosofía, ciencia y religión</text:p>
          </table:table-cell>
          <table:table-cell table:style-name="ce22" office:value-type="string" calcext:value-type="string">
            <text:p>Simposio sobre pensamiento colombiano</text:p>
          </table:table-cell>
          <table:table-cell table:style-name="ce55" office:value-type="string" calcext:value-type="string">
            <text:p>Retórica, responsabilidad y sentimientos morales en Colombia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Antioquia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55" office:value-type="string" calcext:value-type="string">
            <text:p>VI SIMPOSIO COLOMBIANO DE FILOSOFÍA Y PSIQUIATRÍA: Enfoques fenomenológicos (1)</text:p>
          </table:table-cell>
          <table:table-cell table:style-name="ce55" office:value-type="string" calcext:value-type="string">
            <text:p>FILOSOFÍA DEL ARTE Y ESTÉTICA: Repensando la Educación Estética en América Latina y el Caribe</text:p>
          </table:table-cell>
          <table:table-cell table:style-name="ce22" office:value-type="string" calcext:value-type="string">
            <text:p>Pobreza, desarrollo y justicia</text:p>
          </table:table-cell>
          <table:table-cell table:style-name="ce32"/>
          <table:table-cell table:style-name="ce39"/>
          <table:table-cell table:style-name="ce32" table:number-columns-repeated="2"/>
          <table:table-cell/>
          <table:table-cell table:style-name="ce32" table:number-columns-repeated="2"/>
          <table:table-cell table:style-name="ce22" office:value-type="string" calcext:value-type="string">
            <text:p>Etica evolucionista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Extranjero</text:p>
          </table:table-cell>
          <table:table-cell table:style-name="ce9" office:value-type="float" office:value="66" calcext:value-type="float">
            <text:p>66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2" office:value-type="string" calcext:value-type="string">
            <text:p>Lenguaje y comprensión</text:p>
          </table:table-cell>
          <table:table-cell table:style-name="ce32" table:number-columns-repeated="6"/>
          <table:table-cell/>
          <table:table-cell table:style-name="ce32" table:number-columns-repeated="2"/>
          <table:table-cell table:style-name="ce22" office:value-type="string" calcext:value-type="string">
            <text:p>Sobre los vicios y las virtud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istoria de la filosofía (antigua, medieval y moderna)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54" office:value-type="string" calcext:value-type="string">
            <text:p>Explicación, mente y cognición</text:p>
          </table:table-cell>
          <table:table-cell table:style-name="ce32" table:number-columns-repeated="6"/>
          <table:table-cell/>
          <table:table-cell table:style-name="ce32" table:number-columns-repeated="2"/>
          <table:table-cell table:style-name="ce22" office:value-type="string" calcext:value-type="string">
            <text:p>Filosofía de la Acción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Epistemología y filosofía de las ciencias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Filosofía colombiana y latinoamericana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Ética y filosofía de la acción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Filosofía de la religión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6"/>
          <table:table-cell table:style-name="Default" office:value-type="string" calcext:value-type="string">
            <text:p>*Metafísica: 2</text:p>
          </table:table-cell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Default"/>
        </table:table-row>
      </table:table>
      <table:table table:name="2018" table:style-name="ta1">
        <table:shapes>
          <draw:frame draw:z-index="0" draw:style-name="gr1" draw:text-style-name="P1" svg:width="159.99mm" svg:height="89.99mm" svg:x="4.3mm" svg:y="65.28mm">
            <draw:object draw:notify-on-update-of-ranges="'2018'.A2:'2018'.A3 '2018'.B1:'2018'.B1 '2018'.B2:'2018'.B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7mm" svg:height="90.05mm" svg:x="180.38mm" svg:y="66.4mm">
            <draw:object draw:notify-on-update-of-ranges="'2018'.D2:'2018'.D7 '2018'.E1:'2018'.E1 '2018'.E2:'2018'.E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252.76mm" svg:height="141.96mm" svg:x="6.56mm" svg:y="165.87mm">
            <draw:object draw:notify-on-update-of-ranges="'2018'.I2:'2018'.I13 '2018'.J2:'2018'.J1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64"/>
        <table:table-column table:style-name="co6" table:default-cell-style-name="ce38"/>
        <table:table-column table:style-name="co2" table:default-cell-style-name="ce32"/>
        <table:table-column table:style-name="co2" table:default-cell-style-name="Default"/>
        <table:table-column table:style-name="co22" table:default-cell-style-name="ce32"/>
        <table:table-column table:style-name="co23" table:default-cell-style-name="Default"/>
        <table:table-column table:style-name="co24" table:default-cell-style-name="ce22"/>
        <table:table-column table:style-name="co21" table:default-cell-style-name="ce32"/>
        <table:table-column table:style-name="co25" table:default-cell-style-name="ce32"/>
        <table:table-column table:style-name="co26" table:default-cell-style-name="Default"/>
        <table:table-column table:style-name="co27" table:default-cell-style-name="Default"/>
        <table:table-column table:style-name="co2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Default"/>
          <table:table-cell table:style-name="ce37" office:value-type="string" calcext:value-type="string" table:number-columns-spanned="2" table:number-rows-spanned="1">
            <text:p>Temática</text:p>
          </table:table-cell>
          <table:covered-table-cell table:style-name="ce33"/>
          <table:table-cell/>
          <table:table-cell table:style-name="ce38" office:value-type="string" calcext:value-type="string">
            <text:p>Mente, lenguaje, lógica y argumentación</text:p>
          </table:table-cell>
          <table:table-cell table:style-name="ce38" office:value-type="string" calcext:value-type="string">
            <text:p>Filosofía de la educación</text:p>
          </table:table-cell>
          <table:table-cell table:style-name="ce38" office:value-type="string" calcext:value-type="string">
            <text:p>Filosofía política y social</text:p>
          </table:table-cell>
          <table:table-cell table:style-name="ce38" office:value-type="string" calcext:value-type="string">
            <text:p>Filosofía francesa contemporánea</text:p>
          </table:table-cell>
          <table:table-cell table:style-name="ce38" office:value-type="string" calcext:value-type="string">
            <text:p>Fenomenología y hermenéutica</text:p>
          </table:table-cell>
          <table:table-cell table:style-name="ce38" office:value-type="string" calcext:value-type="string">
            <text:p>Estética y filosofía del arte</text:p>
          </table:table-cell>
          <table:table-cell table:style-name="ce38" office:value-type="string" calcext:value-type="string">
            <text:p>Historia de la filosofía (antigua, medieval y moderna)</text:p>
          </table:table-cell>
          <table:table-cell table:style-name="ce38" office:value-type="string" calcext:value-type="string">
            <text:p>Filosofía analítica</text:p>
          </table:table-cell>
          <table:table-cell table:style-name="ce38" office:value-type="string" calcext:value-type="string">
            <text:p>Epistemología y filosofía de las ciencias</text:p>
          </table:table-cell>
          <table:table-cell table:style-name="ce38" office:value-type="string" calcext:value-type="string">
            <text:p>Filosofía colombiana y latinoamericana</text:p>
          </table:table-cell>
          <table:table-cell table:style-name="ce38" office:value-type="string" calcext:value-type="string">
            <text:p>Ética y filosofía de la acción</text:p>
          </table:table-cell>
          <table:table-cell table:style-name="ce38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28" calcext:value-type="float">
            <text:p>128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nte, lenguaje, lógica y argumentació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ilosofía de la mente</text:p>
          </table:table-cell>
          <table:table-cell table:style-name="ce39" office:value-type="string" calcext:value-type="string">
            <text:p>Filosofía y educación</text:p>
          </table:table-cell>
          <table:table-cell table:style-name="ce32" office:value-type="string" calcext:value-type="string">
            <text:p>Filosofía política</text:p>
          </table:table-cell>
          <table:table-cell table:style-name="ce65" office:value-type="string" calcext:value-type="string">
            <text:p>Filosofía continental</text:p>
          </table:table-cell>
          <table:table-cell office:value-type="string" calcext:value-type="string">
            <text:p>Fenomenología</text:p>
          </table:table-cell>
          <table:table-cell table:style-name="ce39" office:value-type="string" calcext:value-type="string">
            <text:p>Estética</text:p>
          </table:table-cell>
          <table:table-cell table:style-name="ce32"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</text:p>
          </table:table-cell>
          <table:table-cell office:value-type="string" calcext:value-type="string">
            <text:p>Filosofía colombiana y latinoamericana</text:p>
          </table:table-cell>
          <table:table-cell table:style-name="ce22" office:value-type="string" calcext:value-type="string">
            <text:p>Pensar la tolerancia hoy</text:p>
          </table:table-cell>
          <table:table-cell table:style-name="ce67" office:value-type="string" calcext:value-type="string">
            <text:p>Filosofía, ciencia y religión</text:p>
          </table:table-cell>
        </table:table-row>
        <table:table-row table:style-name="ro1">
          <table:table-cell table:style-name="ce7" office:value-type="string" calcext:value-type="string">
            <text:p>Masculino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losofía de la educació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ilosofía del lenguje</text:p>
          </table:table-cell>
          <table:table-cell table:style-name="ce22" office:value-type="string" calcext:value-type="string">
            <text:p>Filosofía y enseñanza </text:p>
          </table:table-cell>
          <table:table-cell office:value-type="string" calcext:value-type="string">
            <text:p>Filosofía de la tecnología</text:p>
          </table:table-cell>
          <table:table-cell office:value-type="string" calcext:value-type="string">
            <text:p>Filosofía francesa</text:p>
          </table:table-cell>
          <table:table-cell office:value-type="string" calcext:value-type="string">
            <text:p>Hermenéutica</text:p>
          </table:table-cell>
          <table:table-cell table:style-name="ce22" office:value-type="string" calcext:value-type="string">
            <text:p>Filosofía de la imagen</text:p>
          </table:table-cell>
          <table:table-cell table:style-name="ce32" office:value-type="string" calcext:value-type="string">
            <text:p>Filosofía moderna</text:p>
          </table:table-cell>
          <table:table-cell/>
          <table:table-cell office:value-type="string" calcext:value-type="string">
            <text:p>Filosofía de la ciencia</text:p>
          </table:table-cell>
          <table:table-cell table:style-name="ce22" office:value-type="string" calcext:value-type="string">
            <text:p>Justicia plural e injusticias convergentes desde América Latina</text:p>
          </table:table-cell>
          <table:table-cell table:style-name="ce54" office:value-type="string" calcext:value-type="string">
            <text:p>Ética</text:p>
          </table:table-cell>
          <table:table-cell table:style-name="ce56" office:value-type="string" calcext:value-type="string">
            <text:p>Experiencia y trascendencia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ilosofía política y social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ógica y argumentación</text:p>
          </table:table-cell>
          <table:table-cell table:style-name="ce22" office:value-type="string" calcext:value-type="string">
            <text:p>La idea de universidad</text:p>
          </table:table-cell>
          <table:table-cell office:value-type="string" calcext:value-type="string">
            <text:p>Filosofía, violencia y conflicto: voces femeninas</text:p>
          </table:table-cell>
          <table:table-cell table:style-name="ce22" office:value-type="string" calcext:value-type="string">
            <text:p>Segundo simposio colombiano de Filosofía del Performance</text:p>
          </table:table-cell>
          <table:table-cell table:style-name="ce22" office:value-type="string" calcext:value-type="string">
            <text:p>El pensamiento de Heidegger de cara al siglo XXI</text:p>
          </table:table-cell>
          <table:table-cell table:style-name="ce22" office:value-type="string" calcext:value-type="string">
            <text:p>La Relación entre Filosofía y Literatura</text:p>
          </table:table-cell>
          <table:table-cell table:style-name="ce55" office:value-type="string" calcext:value-type="string">
            <text:p>La recepción de Nietzsche en Colombia</text:p>
          </table:table-cell>
          <table:table-cell/>
          <table:table-cell table:style-name="ce67" office:value-type="string" calcext:value-type="string">
            <text:p>Filosofía, ciencia y religión</text:p>
          </table:table-cell>
          <table:table-cell table:style-name="ce55" office:value-type="string" calcext:value-type="string">
            <text:p>La recepción de Nietzsche en Colombi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losofía francesa contemporáne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ognición y contenido no conceptual</text:p>
          </table:table-cell>
          <table:table-cell table:style-name="ce39"/>
          <table:table-cell office:value-type="string" calcext:value-type="string">
            <text:p>Justicia plural e injusticias convergentes desde América Latina</text:p>
          </table:table-cell>
          <table:table-cell table:number-columns-repeated="2"/>
          <table:table-cell table:style-name="ce66" office:value-type="string" calcext:value-type="string">
            <text:p>II SIMPOSIO DE FILOSOFÍA DEL ARTE Y ESTÉTICA</text:p>
            <text:p>Relevancia de la estética en el siglo XXI: entre memoria y conflicto</text:p>
          </table:table-cell>
          <table:table-cell table:style-name="ce22" office:value-type="string" calcext:value-type="string">
            <text:p>La VI meditación cartesiana <text:s/></text:p>
          </table:table-cell>
          <table:table-cell/>
          <table:table-cell office:value-type="string" calcext:value-type="string">
            <text:p>Controversias científica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enomenología y hermenéutica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2" office:value-type="string" calcext:value-type="string">
            <text:p>En torno al fenómeno de la Divagación (Mind-wandering)</text:p>
          </table:table-cell>
          <table:table-cell table:style-name="ce32"/>
          <table:table-cell office:value-type="string" calcext:value-type="string">
            <text:p>La filosofía social y el legado Marxiano</text:p>
          </table:table-cell>
          <table:table-cell/>
          <table:table-cell table:style-name="ce39"/>
          <table:table-cell table:style-name="ce32"/>
          <table:table-cell table:style-name="ce22" office:value-type="string" calcext:value-type="string">
            <text:p>Lenguaje, pensamiento y realidad en el pensamiento antiguo y medieval</text:p>
          </table:table-cell>
          <table:table-cell/>
          <table:table-cell table:style-name="ce22" office:value-type="string" calcext:value-type="string">
            <text:p>Filosofía de la tecnologí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stética y filosofía del arte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56" office:value-type="string" calcext:value-type="string">
            <text:p>Experiencia y trascendencia</text:p>
          </table:table-cell>
          <table:table-cell table:style-name="ce32"/>
          <table:table-cell office:value-type="string" calcext:value-type="string">
            <text:p>La resistencia: posibilidad del acontecimiento de sentido</text:p>
          </table:table-cell>
          <table:table-cell table:number-columns-repeated="2"/>
          <table:table-cell table:style-name="ce32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istoria de la filosofía (antigua, medieval y moderna)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2" office:value-type="string" calcext:value-type="string">
            <text:p>II Simposio Cilec: explicación, lógica y lenguaje</text:p>
          </table:table-cell>
          <table:table-cell table:style-name="ce32"/>
          <table:table-cell office:value-type="string" calcext:value-type="string">
            <text:p>Mentira, engaño y política</text:p>
          </table:table-cell>
          <table:table-cell table:number-columns-repeated="2"/>
          <table:table-cell table:style-name="ce32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ilosofía analítica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II Simposio Cilec: explicación, mente y cognición</text:p>
          </table:table-cell>
          <table:table-cell/>
          <table:table-cell office:value-type="string" calcext:value-type="string">
            <text:p>Motivación y normatividad de la conducta social y el cambio socia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pistemología y filosofía de las ciencias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2" office:value-type="string" calcext:value-type="string">
            <text:p>Lenguaje, pensamiento y realidad en el pensamiento antiguo y medieval</text:p>
          </table:table-cell>
          <table:table-cell/>
          <table:table-cell office:value-type="string" calcext:value-type="string">
            <text:p>Ser humano en la era de la técnica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losofía colombiana y latinoamericana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Ética y filosofía de la acción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ilosofía de la relig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</table:table>
      <table:table table:name="Promedios" table:style-name="ta1">
        <table:shapes>
          <draw:frame draw:z-index="0" draw:style-name="gr1" draw:text-style-name="P1" svg:width="159.99mm" svg:height="89.99mm" svg:x="3.48mm" svg:y="55.54mm">
            <draw:object draw:notify-on-update-of-ranges="Promedios.A3:Promedios.A4 Promedios.J3:Promedios.J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159.99mm" svg:height="89.99mm" svg:x="173.08mm" svg:y="54.21mm">
            <draw:object draw:notify-on-update-of-ranges="Promedios.L3:Promedios.L8 Promedios.T3:Promedios.T8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3" table:default-cell-style-name="Default"/>
        <table:table-column table:style-name="co2" table:visibility="collapse" table:number-columns-repeated="7" table:default-cell-style-name="Default"/>
        <table:table-column table:style-name="co2" table:number-columns-repeated="5" table:default-cell-style-name="Default"/>
        <table:table-row table:style-name="ro2">
          <table:table-cell table:style-name="ce6" office:value-type="string" calcext:value-type="string" table:number-columns-spanned="8" table:number-rows-spanned="1">
            <text:p>Género</text:p>
          </table:table-cell>
          <table:covered-table-cell table:number-columns-repeated="7" table:style-name="ce9"/>
          <table:table-cell table:style-name="ce9" table:number-columns-repeated="2"/>
          <table:table-cell/>
          <table:table-cell table:style-name="ce6" office:value-type="string" calcext:value-type="string" table:number-columns-spanned="8" table:number-rows-spanned="1">
            <text:p>Regiones</text:p>
          </table:table-cell>
          <table:covered-table-cell table:style-name="ce9"/>
          <table:covered-table-cell table:number-columns-repeated="6"/>
          <table:table-cell table:number-columns-repeated="5"/>
        </table:table-row>
        <table:table-row table:style-name="ro2">
          <table:table-cell table:style-name="ce6"/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2" calcext:value-type="float">
            <text:p>2012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8" calcext:value-type="float">
            <text:p>2018</text:p>
          </table:table-cell>
          <table:table-cell table:style-name="ce68" office:value-type="string" calcext:value-type="string">
            <text:p>Sumas</text:p>
          </table:table-cell>
          <table:table-cell table:style-name="ce68" office:value-type="string" calcext:value-type="string">
            <text:p>Promedios</text:p>
          </table:table-cell>
          <table:table-cell/>
          <table:table-cell table:style-name="ce6"/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8" calcext:value-type="float">
            <text:p>2018</text:p>
          </table:table-cell>
          <table:table-cell table:style-name="ce68" office:value-type="string" calcext:value-type="string">
            <text:p>Sumas</text:p>
          </table:table-cell>
          <table:table-cell table:style-name="ce68" office:value-type="string" calcext:value-type="string">
            <text:p>Promedio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28" calcext:value-type="float">
            <text:p>128</text:p>
          </table:table-cell>
          <table:table-cell table:style-name="ce9" table:formula="of:=SUM([.B3:.H3])" office:value-type="float" office:value="619" calcext:value-type="float">
            <text:p>619</text:p>
          </table:table-cell>
          <table:table-cell table:style-name="ce9" table:formula="of:=[.I3]/7" office:value-type="float" office:value="88.4285714285714" calcext:value-type="float">
            <text:p>88,4285714285714</text:p>
          </table:table-cell>
          <table:table-cell/>
          <table:table-cell table:style-name="ce7" office:value-type="string" calcext:value-type="string">
            <text:p>Nort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SUM([.M3:.R3])" office:value-type="float" office:value="145" calcext:value-type="float">
            <text:p>145</text:p>
          </table:table-cell>
          <table:table-cell table:style-name="ce9" table:formula="of:=[.S3]/6" office:value-type="float" office:value="24.1666666666667" calcext:value-type="float">
            <text:p>24,1666666666667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320" calcext:value-type="float">
            <text:p>320</text:p>
          </table:table-cell>
          <table:table-cell table:style-name="ce9" table:formula="of:=SUM([.B4:.H4])" office:value-type="float" office:value="1871" calcext:value-type="float">
            <text:p>1871</text:p>
          </table:table-cell>
          <table:table-cell table:style-name="ce9" table:formula="of:=[.I4]/7" office:value-type="float" office:value="267.285714285714" calcext:value-type="float">
            <text:p>267,285714285714</text:p>
          </table:table-cell>
          <table:table-cell/>
          <table:table-cell table:style-name="ce7" office:value-type="string" calcext:value-type="string">
            <text:p>Occident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SUM([.M4:.R4])" office:value-type="float" office:value="176" calcext:value-type="float">
            <text:p>176</text:p>
          </table:table-cell>
          <table:table-cell table:style-name="ce9" table:formula="of:=[.S4]/6" office:value-type="float" office:value="29.3333333333333" calcext:value-type="float">
            <text:p>29,3333333333333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7" office:value-type="string" calcext:value-type="string">
            <text:p>Centr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table:formula="of:=SUM([.M5:.R5])" office:value-type="float" office:value="181" calcext:value-type="float">
            <text:p>181</text:p>
          </table:table-cell>
          <table:table-cell table:style-name="ce9" table:formula="of:=[.S5]/6" office:value-type="float" office:value="30.1666666666667" calcext:value-type="float">
            <text:p>30,1666666666667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7" office:value-type="string" calcext:value-type="string">
            <text:p>Bogotá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12" calcext:value-type="float">
            <text:p>312</text:p>
          </table:table-cell>
          <table:table-cell table:style-name="ce9" table:formula="of:=SUM([.M6:.R6])" office:value-type="float" office:value="1214" calcext:value-type="float">
            <text:p>1214</text:p>
          </table:table-cell>
          <table:table-cell table:style-name="ce9" table:formula="of:=[.S6]/6" office:value-type="float" office:value="202.333333333333" calcext:value-type="float">
            <text:p>202,333333333333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7" office:value-type="string" calcext:value-type="string">
            <text:p>Antioqui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SUM([.M7:.R7])" office:value-type="float" office:value="188" calcext:value-type="float">
            <text:p>188</text:p>
          </table:table-cell>
          <table:table-cell table:style-name="ce9" table:formula="of:=[.S7]/6" office:value-type="float" office:value="31.3333333333333" calcext:value-type="float">
            <text:p>31,3333333333333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7" office:value-type="string" calcext:value-type="string">
            <text:p>Extranjero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SUM([.M8:.R8])" office:value-type="float" office:value="234" calcext:value-type="float">
            <text:p>234</text:p>
          </table:table-cell>
          <table:table-cell table:style-name="ce9" table:formula="of:=[.S8]/6" office:value-type="float" office:value="39" calcext:value-type="float">
            <text:p>39</text:p>
          </table:table-cell>
          <table:table-cell table:number-columns-repeated="4"/>
        </table:table-row>
        <table:table-row table:style-name="ro2" table:number-rows-repeated="26">
          <table:table-cell table:number-columns-repeated="24"/>
        </table:table-row>
        <table:table-row table:style-name="ro2">
          <table:table-cell table:number-columns-repeated="23"/>
          <table:table-cell office:value-type="string" calcext:value-type="string">
            <text:p>* No hay datos de región del congreso de 2012</text:p>
          </table:table-cell>
        </table:table-row>
      </table:table>
      <table:table table:name="Gráficos de barras" table:style-name="ta1">
        <table:shapes>
          <draw:frame draw:z-index="0" draw:style-name="gr1" draw:text-style-name="P1" svg:width="258.27mm" svg:height="125.84mm" svg:x="5.23mm" svg:y="36.53mm">
            <draw:object draw:notify-on-update-of-ranges="'Gráficos de barras'.B2:'Gráficos de barras'.H2 'Gráficos de barras'.A3:'Gráficos de barras'.A3 'Gráficos de barras'.B3:'Gráficos de barras'.H3 'Gráficos de barras'.A4:'Gráficos de barras'.A4 'Gráficos de barras'.B4:'Gráficos de barras'.H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242.94mm" svg:height="136.65mm" svg:x="4.04mm" svg:y="217.93mm">
            <draw:object draw:notify-on-update-of-ranges="'Gráficos de barras'.A41:'Gráficos de barras'.A41 'Gráficos de barras'.B41:'Gráficos de barras'.G41 'Gráficos de barras'.A42:'Gráficos de barras'.A42 'Gráficos de barras'.B42:'Gráficos de barras'.G42 'Gráficos de barras'.A43:'Gráficos de barras'.A43 'Gráficos de barras'.B43:'Gráficos de barras'.G43 'Gráficos de barras'.A44:'Gráficos de barras'.A44 'Gráficos de barras'.B44:'Gráficos de barras'.G44 'Gráficos de barras'.A45:'Gráficos de barras'.A45 'Gráficos de barras'.B45:'Gráficos de barras'.G45 'Gráficos de barras'.A46:'Gráficos de barras'.A46 'Gráficos de barras'.B46:'Gráficos de barras'.G46 'Gráficos de barras'.A47:'Gráficos de barras'.A47 'Gráficos de barras'.B47:'Gráficos de barras'.G4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2">
          <table:table-cell table:style-name="ce6" office:value-type="string" calcext:value-type="string" table:number-columns-spanned="8" table:number-rows-spanned="1">
            <text:p>Género</text:p>
          </table:table-cell>
          <table:covered-table-cell table:style-name="ce6"/>
          <table:covered-table-cell table:style-name="ce1"/>
          <table:covered-table-cell table:number-columns-repeated="5" table:style-name="ce9"/>
        </table:table-row>
        <table:table-row table:style-name="ro2">
          <table:table-cell table:style-name="ce9"/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2" calcext:value-type="float">
            <text:p>2012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8" calcext:value-type="float">
            <text:p>2018</text:p>
          </table:table-cell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320" calcext:value-type="float">
            <text:p>320</text:p>
          </table:table-cell>
        </table:table-row>
        <table:table-row table:style-name="ro2" table:number-rows-repeated="35">
          <table:table-cell table:number-columns-repeated="8"/>
        </table:table-row>
        <table:table-row table:style-name="ro2">
          <table:table-cell table:style-name="ce6" office:value-type="string" calcext:value-type="string" table:number-columns-spanned="7" table:number-rows-spanned="1">
            <text:p>Regiones</text:p>
          </table:table-cell>
          <table:covered-table-cell table:number-columns-repeated="6"/>
          <table:table-cell/>
        </table:table-row>
        <table:table-row table:style-name="ro2">
          <table:table-cell/>
          <table:table-cell table:style-name="ce68" office:value-type="float" office:value="2006" calcext:value-type="float">
            <text:p>2006</text:p>
          </table:table-cell>
          <table:table-cell table:style-name="ce68" office:value-type="float" office:value="2008" calcext:value-type="float">
            <text:p>2008</text:p>
          </table:table-cell>
          <table:table-cell table:style-name="ce68" office:value-type="float" office:value="2010" calcext:value-type="float">
            <text:p>2010</text:p>
          </table:table-cell>
          <table:table-cell table:style-name="ce68" office:value-type="float" office:value="2014" calcext:value-type="float">
            <text:p>2014</text:p>
          </table:table-cell>
          <table:table-cell table:style-name="ce68" office:value-type="float" office:value="2016" calcext:value-type="float">
            <text:p>2016</text:p>
          </table:table-cell>
          <table:table-cell table:style-name="ce68" office:value-type="float" office:value="2018" calcext:value-type="float">
            <text:p>2018</text:p>
          </table:table-cell>
          <table:table-cell/>
        </table:table-row>
        <table:table-row table:style-name="ro2">
          <table:table-cell table:style-name="ce7" office:value-type="string" calcext:value-type="string">
            <text:p>Nort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7" office:value-type="string" calcext:value-type="string">
            <text:p>Occident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7" office:value-type="string" calcext:value-type="string">
            <text:p>Centro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" office:value-type="string" calcext:value-type="string">
            <text:p>Bogotá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12" calcext:value-type="float">
            <text:p>312</text:p>
          </table:table-cell>
          <table:table-cell/>
        </table:table-row>
        <table:table-row table:style-name="ro2">
          <table:table-cell table:style-name="ce7" office:value-type="string" calcext:value-type="string">
            <text:p>Antioquia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7" office:value-type="string" calcext:value-type="string">
            <text:p>Extranjero</text:p>
          </table:table-cell>
          <table:table-cell table:number-columns-repeated="2" table:style-name="ce9" office:value-type="float" office:value="18" calcext:value-type="float">
            <text:p>1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7" calcext:value-type="float">
            <text:p>37</text:p>
          </table:table-cell>
          <table:table-cell/>
        </table:table-row>
        <table:table-row table:style-name="ro2" table:number-rows-repeated="33">
          <table:table-cell table:number-columns-repeated="8"/>
        </table:table-row>
        <table:table-row table:style-name="ro2">
          <table:table-cell office:value-type="string" calcext:value-type="string">
            <text:p>* No hay datos de región del congreso de 20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39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40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4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4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number-style style:name="N10143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43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44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45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46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s" number:country="CO">
      <loext:text> </loext:text>
      <loext:fill-character> </loext:fill-character>
      <number:text>- </number:text>
    </number:number-style>
    <number:text-style style:name="N10147" number:language="es" number:country="CO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48" number:language="es" number:country="CO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9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9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9" number:language="es" number:country="CO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s" number:country="CO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0:24:38.954560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2-27T12:07:35.845655156</dc:date>
    <meta:editing-duration>PT8H3M54S</meta:editing-duration>
    <meta:editing-cycles>36</meta:editing-cycles>
    <meta:generator>LibreOffice/6.0.7.3$Linux_X86_64 LibreOffice_project/00m0$Build-3</meta:generator>
    <meta:document-statistic meta:table-count="9" meta:cell-count="799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888cm" svg:height="12.312cm" xlink:href=".." xlink:type="simple" chart:class="chart:circle" chart:style-name="ch1">
        <chart:title svg:x="7.957cm" svg:y="0.197cm" chart:style-name="ch2">
          <text:p>Distribución por temas</text:p>
        </chart:title>
        <chart:legend svg:x="11.89cm" svg:y="1.984cm" style:legend-expansion="custom" chartooo:width="9.71cm" chartooo:height="9.227cm" style:legend-expansion-aspect-ratio="1.0523463747697" chart:style-name="ch3"/>
        <chart:plot-area chart:style-name="ch4" table:cell-range-address="'2010'.G2:'2010'.H13" chart:data-source-has-labels="column" svg:x="0.431cm" svg:y="1.296cm" svg:width="11.066cm" svg:height="9.915cm">
          <chartooo:coordinate-region svg:x="1.361cm" svg:y="1.839cm" svg:width="8.838cm" svg:height="8.838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14cm" svg:y="0.316cm" chart:style-name="ch2">
          <text:p>Distribución por género</text:p>
        </chart:title>
        <chart:legend chart:legend-position="end" svg:x="13.682cm" svg:y="3.954cm" style:legend-expansion="high" chart:style-name="ch3"/>
        <chart:plot-area chart:style-name="ch4" table:cell-range-address="'2016'.A2:'2016'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'2016'.A2:'201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B2:'201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6'.A2:'2016'.A3</svg:desc>
                </draw:g>
              </table:table-cell>
              <table:table-cell office:value-type="float" office:value="158">
                <text:p>158</text:p>
                <draw:g>
                  <svg:desc>'2016'.B2:'201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8'.A1:'2018'.B3" chart:data-source-has-labels="both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8'.A2:'201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B2:'2018'.B3" chart:label-cell-address="'2018'.B1:'2018'.B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B1:'201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8'.A2:'2018'.A3</svg:desc>
                </draw:g>
              </table:table-cell>
              <table:table-cell office:value-type="float" office:value="128">
                <text:p>128</text:p>
                <draw:g>
                  <svg:desc>'2018'.B2:'201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9cm" style:legend-expansion="high" chart:style-name="ch3"/>
        <chart:plot-area chart:style-name="ch4" table:cell-range-address="'2018'.D1:'2018'.E7" chart:data-source-has-labels="both" svg:x="0.319cm" svg:y="1.275cm" svg:width="13.044cm" svg:height="7.551cm">
          <chartooo:coordinate-region svg:x="3.621cm" svg:y="1.275cm" svg:width="6.531cm" svg:height="6.531cm"/>
          <chart:axis chart:dimension="x" chart:name="primary-x" chart:style-name="ch5" chartooo:axis-type="auto">
            <chartooo:date-scale/>
            <chart:categories table:cell-range-address="'2018'.D2:'201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E2:'2018'.E7" chart:label-cell-address="'2018'.E1:'201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E1:'20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8'.D2:'2018'.D7</svg:desc>
                </draw:g>
              </table:table-cell>
              <table:table-cell office:value-type="float" office:value="18">
                <text:p>18</text:p>
                <draw:g>
                  <svg:desc>'2018'.E2:'201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8cm" style:legend-expansion="high" chart:style-name="ch3"/>
        <chart:plot-area chart:style-name="ch4" table:cell-range-address="'2016'.D1:'2016'.E7" chart:data-source-has-labels="both" svg:x="0.319cm" svg:y="1.275cm" svg:width="13.044cm" svg:height="7.55cm">
          <chartooo:coordinate-region svg:x="3.79cm" svg:y="1.275cm" svg:width="6.687cm" svg:height="6.687cm"/>
          <chart:axis chart:dimension="x" chart:name="primary-x" chart:style-name="ch5" chartooo:axis-type="auto">
            <chartooo:date-scale/>
            <chart:categories table:cell-range-address="'2016'.D2:'201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E2:'2016'.E7" chart:label-cell-address="'2016'.E1:'2016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6'.E1:'20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6'.D2:'2016'.D7</svg:desc>
                </draw:g>
              </table:table-cell>
              <table:table-cell office:value-type="float" office:value="50">
                <text:p>50</text:p>
                <draw:g>
                  <svg:desc>'2016'.E2:'201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612cm" svg:height="12.671cm" xlink:href=".." xlink:type="simple" chart:class="chart:circle" chart:style-name="ch1">
        <chart:title svg:x="9.987cm" svg:y="0.389cm" chart:style-name="ch2">
          <text:p>Distribución por temas</text:p>
        </chart:title>
        <chart:legend chart:legend-position="end" svg:x="16.634cm" svg:y="3.098cm" style:legend-expansion="high" chart:style-name="ch3"/>
        <chart:plot-area chart:style-name="ch4" table:cell-range-address="'2012'.J1:'2012'.K13" chart:data-source-has-labels="both" svg:x="0.492cm" svg:y="1.421cm" svg:width="15.65cm" svg:height="10.997cm">
          <chartooo:coordinate-region svg:x="3.39cm" svg:y="1.421cm" svg:width="10.028cm" svg:height="10.028cm"/>
          <chart:axis chart:dimension="x" chart:name="primary-x" chart:style-name="ch5" chartooo:axis-type="auto">
            <chartooo:date-scale/>
            <chart:categories table:cell-range-address="'2012'.J2:'2012'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K2:'2012'.K13" chart:label-cell-address="'2012'.K1:'2012'.K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2'.K1:'201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2'.J2:'2012'.J13</svg:desc>
                </draw:g>
              </table:table-cell>
              <table:table-cell office:value-type="float" office:value="36">
                <text:p>36</text:p>
                <draw:g>
                  <svg:desc>'2012'.K2:'2012'.K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353cm" svg:height="13.698cm" xlink:href=".." xlink:type="simple" chart:class="chart:circle" chart:style-name="ch1">
        <chart:title svg:x="9.857cm" svg:y="0.409cm" chart:style-name="ch2">
          <text:p>Distribución por temas</text:p>
        </chart:title>
        <chart:legend chart:legend-position="end" svg:x="16.375cm" svg:y="3.612cm" style:legend-expansion="high" chart:style-name="ch3"/>
        <chart:plot-area chart:style-name="ch4" table:cell-range-address="'2008'.I1:'2008'.J13" chart:data-source-has-labels="both" svg:x="0.487cm" svg:y="1.461cm" svg:width="15.401cm" svg:height="11.964cm">
          <chartooo:coordinate-region svg:x="2.854cm" svg:y="1.461cm" svg:width="10.88cm" svg:height="10.88cm"/>
          <chart:axis chart:dimension="x" chart:name="primary-x" chart:style-name="ch5" chartooo:axis-type="auto">
            <chartooo:date-scale/>
            <chart:categories table:cell-range-address="'2008'.I2:'2008'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J2:'2008'.J13" chart:label-cell-address="'2008'.J1:'2008'.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8'.J1:'2008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08'.I2:'2008'.I13</svg:desc>
                </draw:g>
              </table:table-cell>
              <table:table-cell office:value-type="float" office:value="24">
                <text:p>24</text:p>
                <draw:g>
                  <svg:desc>'2008'.J2:'2008'.J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86cm" svg:height="14.111cm" xlink:href=".." xlink:type="simple" chart:class="chart:circle" chart:style-name="ch1">
        <chart:title svg:x="10.224cm" svg:y="0.418cm" chart:style-name="ch2">
          <text:p>Distribución por temas</text:p>
        </chart:title>
        <chart:legend chart:legend-position="end" svg:x="17.108cm" svg:y="3.818cm" style:legend-expansion="high" chart:style-name="ch3"/>
        <chart:plot-area chart:style-name="ch4" table:cell-range-address="'2006'.H1:'2006'.I13" chart:data-source-has-labels="both" svg:x="0.501cm" svg:y="1.479cm" svg:width="16.106cm" svg:height="12.35cm">
          <chartooo:coordinate-region svg:x="2.781cm" svg:y="1.479cm" svg:width="11.427cm" svg:height="11.427cm"/>
          <chart:axis chart:dimension="x" chart:name="primary-x" chart:style-name="ch5" chartooo:axis-type="auto">
            <chartooo:date-scale/>
            <chart:categories table:cell-range-address="'2006'.H2:'2006'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I2:'2006'.I13" chart:label-cell-address="'2006'.I1:'2006'.I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6'.I1:'2006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06'.H2:'2006'.H13</svg:desc>
                </draw:g>
              </table:table-cell>
              <table:table-cell office:value-type="float" office:value="12">
                <text:p>12</text:p>
                <draw:g>
                  <svg:desc>'2006'.I2:'2006'.I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034cm" svg:height="14.644cm" xlink:href=".." xlink:type="simple" chart:class="chart:circle" chart:style-name="ch1">
        <chart:title svg:x="10.698cm" svg:y="0.428cm" chart:style-name="ch2">
          <text:p>Distribución por temas</text:p>
        </chart:title>
        <chart:legend chart:legend-position="end" svg:x="17.579cm" svg:y="4.085cm" style:legend-expansion="high" chart:style-name="ch3"/>
        <chart:plot-area chart:style-name="ch4" table:cell-range-address="'2016'.G1:'2016'.H13" chart:data-source-has-labels="both" svg:x="0.52cm" svg:y="1.499cm" svg:width="16.539cm" svg:height="12.853cm">
          <chartooo:coordinate-region svg:x="2.973cm" svg:y="1.499cm" svg:width="11.833cm" svg:height="11.833cm"/>
          <chart:axis chart:dimension="x" chart:name="primary-x" chart:style-name="ch5" chartooo:axis-type="auto">
            <chartooo:date-scale/>
            <chart:categories table:cell-range-address="'2016'.G2:'2016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H2:'2016'.H13" chart:label-cell-address="'2016'.H1:'2016'.H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6'.H1:'2016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6'.G2:'2016'.G13</svg:desc>
                </draw:g>
              </table:table-cell>
              <table:table-cell office:value-type="float" office:value="92">
                <text:p>92</text:p>
                <draw:g>
                  <svg:desc>'2016'.H2:'2016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052cm" svg:height="13.529cm" xlink:href=".." xlink:type="simple" chart:class="chart:circle" chart:style-name="ch1">
        <chart:title svg:x="9.707cm" svg:y="0.406cm" chart:style-name="ch2">
          <text:p>Distribución por temas</text:p>
        </chart:title>
        <chart:legend chart:legend-position="end" svg:x="16.762cm" svg:y="3.527cm" style:legend-expansion="high" chart:style-name="ch3"/>
        <chart:plot-area chart:style-name="ch4" table:cell-range-address="'2014'.I2:'2014'.J13" chart:data-source-has-labels="column" svg:x="0.481cm" svg:y="1.455cm" svg:width="15.8cm" svg:height="11.804cm">
          <chartooo:coordinate-region svg:x="3.019cm" svg:y="1.455cm" svg:width="10.773cm" svg:height="10.773cm"/>
          <chart:axis chart:dimension="x" chart:name="primary-x" chart:style-name="ch5" chartooo:axis-type="auto">
            <chartooo:date-scale/>
            <chart:categories table:cell-range-address="'2014'.I2:'2014'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J2:'2014'.J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4'.I2:'2014'.I13</svg:desc>
                </draw:g>
              </table:table-cell>
              <table:table-cell office:value-type="float" office:value="67">
                <text:p>67</text:p>
                <draw:g>
                  <svg:desc>'2014'.J2:'2014'.J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75cm" svg:y="0.316cm" chart:style-name="ch2">
          <text:p>Distribución de promedios de cada género</text:p>
        </chart:title>
        <chart:legend chart:legend-position="end" svg:x="13.684cm" svg:y="3.952cm" style:legend-expansion="high" chart:style-name="ch3"/>
        <chart:plot-area chart:style-name="ch4" table:cell-range-address="Promedios.A3:Promedios.A4 Promedios.J3:Promedios.J4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Promedios.A3:Promedios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medios.J3:Promedios.J4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Promedios.A3:Promedios.A4</svg:desc>
                </draw:g>
              </table:table-cell>
              <table:table-cell office:value-type="float" office:value="88.4285714285714">
                <text:p>88.4285714285714</text:p>
                <draw:g>
                  <svg:desc>Promedios.J3:Promedios.J4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67.285714285714">
                <text:p>267.2857142857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816cm" svg:y="0.316cm" chart:style-name="ch2">
          <text:p>Distribución de promedios de cada región</text:p>
        </chart:title>
        <chart:legend chart:legend-position="end" svg:x="13.684cm" svg:y="2.956cm" style:legend-expansion="high" chart:style-name="ch3"/>
        <chart:plot-area chart:style-name="ch4" table:cell-range-address="Promedios.L3:Promedios.L8 Promedios.T3:Promedios.T8" chart:data-source-has-labels="column" svg:x="0.32cm" svg:y="1.275cm" svg:width="13.044cm" svg:height="7.545cm">
          <chartooo:coordinate-region svg:x="3.782cm" svg:y="1.275cm" svg:width="6.566cm" svg:height="6.566cm"/>
          <chart:axis chart:dimension="x" chart:name="primary-x" chart:style-name="ch5" chartooo:axis-type="auto">
            <chartooo:date-scale/>
            <chart:categories table:cell-range-address="Promedios.L3:Promedios.L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medios.T3:Promedios.T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Promedios.L3:Promedios.L8</svg:desc>
                </draw:g>
              </table:table-cell>
              <table:table-cell office:value-type="float" office:value="24.1666666666667">
                <text:p>24.1666666666667</text:p>
                <draw:g>
                  <svg:desc>Promedios.T3:Promedios.T8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02.333333333333">
                <text:p>202.333333333333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828cm" svg:height="12.585cm" xlink:href=".." xlink:type="simple" chart:class="chart:bar" chart:style-name="ch1">
        <chart:title svg:x="6.587cm" svg:y="0.387cm" chart:style-name="ch2">
          <text:p>Gráfico de barras con valor medio de la distribución por género</text:p>
        </chart:title>
        <chart:legend chart:legend-position="end" svg:x="21.679cm" svg:y="5.495cm" style:legend-expansion="high" chart:style-name="ch3"/>
        <chart:plot-area chart:style-name="ch4" table:cell-range-address="'Gráficos de barras'.A2:'Gráficos de barras'.H4" chart:data-source-has-labels="both" svg:x="1.527cm" svg:y="1.417cm" svg:width="19.636cm" svg:height="9.936cm">
          <chartooo:coordinate-region svg:x="2.334cm" svg:y="1.616cm" svg:width="18.829cm" svg:height="9.09cm"/>
          <chart:axis chart:dimension="x" chart:name="primary-x" chart:style-name="ch5" chartooo:axis-type="auto">
            <chartooo:date-scale/>
            <chart:title svg:x="10.917cm" svg:y="11.604cm" chart:style-name="ch6">
              <text:p>Años</text:p>
            </chart:title>
            <chart:categories table:cell-range-address="'Gráficos de barras'.B2:'Gráficos de barras'.H2"/>
          </chart:axis>
          <chart:axis chart:dimension="y" chart:name="primary-y" chart:style-name="ch7">
            <chart:title svg:x="0.451cm" svg:y="7.382cm" chart:style-name="ch8">
              <text:p>Participantes</text:p>
            </chart:title>
            <chart:grid chart:style-name="ch9" chart:class="major"/>
          </chart:axis>
          <chart:series chart:style-name="ch10" chart:values-cell-range-address="'Gráficos de barras'.B3:'Gráficos de barras'.H3" chart:label-cell-address="'Gráficos de barras'.A3:'Gráficos de barras'.A3" chart:class="chart:bar">
            <chart:data-point chart:repeated="7"/>
          </chart:series>
          <chart:series chart:style-name="ch11" chart:values-cell-range-address="'Gráficos de barras'.B4:'Gráficos de barras'.H4" chart:label-cell-address="'Gráficos de barras'.A4:'Gráficos de barras'.A4" chart:class="chart:bar">
            <chart:mean-value chart:style-name="ch12"/>
            <chart:regression-curve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06">
                <text:p>2006</text:p>
                <draw:g>
                  <svg:desc>'Gráficos de barras'.B2:'Gráficos de barras'.H2</svg:desc>
                </draw:g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14">
                <text:p>2014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Gráficos de barras'.A3:'Gráficos de barras'.A3</svg:desc>
                </draw:g>
              </table:table-cell>
              <table:table-cell office:value-type="float" office:value="21">
                <text:p>21</text:p>
                <draw:g>
                  <svg:desc>'Gráficos de barras'.B3:'Gráficos de barras'.H3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133">
                <text:p>133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Masculino</text:p>
                <draw:g>
                  <svg:desc>'Gráficos de barras'.A4:'Gráficos de barras'.A4</svg:desc>
                </draw:g>
              </table:table-cell>
              <table:table-cell office:value-type="float" office:value="116">
                <text:p>116</text:p>
                <draw:g>
                  <svg:desc>'Gráficos de barras'.B4:'Gráficos de barras'.H4</svg:desc>
                </draw:g>
              </table:table-cell>
              <table:table-cell office:value-type="float" office:value="149">
                <text:p>149</text:p>
              </table:table-cell>
              <table:table-cell office:value-type="float" office:value="282">
                <text:p>282</text:p>
              </table:table-cell>
              <table:table-cell office:value-type="float" office:value="164">
                <text:p>164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mean-valu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svg:stroke-color="#579d1c"/>
    </style:style>
    <style:style style:name="ch13" style:family="chart">
      <style:graphic-properties svg:stroke-color="#579d1c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95cm" svg:height="13.666cm" xlink:href=".." xlink:type="simple" chart:class="chart:bar" chart:style-name="ch1">
        <chart:title svg:x="5.648cm" svg:y="0.409cm" chart:style-name="ch2">
          <text:p>Gráfico de barras con valor medio de la distribución por regiones</text:p>
        </chart:title>
        <chart:legend chart:legend-position="end" svg:x="20.623cm" svg:y="5.04cm" style:legend-expansion="high" chart:style-name="ch3"/>
        <chart:plot-area chart:style-name="ch4" table:cell-range-address="'Gráficos de barras'.A41:'Gráficos de barras'.G47" chart:data-source-has-labels="both" svg:x="0.485cm" svg:y="1.461cm" svg:width="19.653cm" svg:height="11.932cm">
          <chartooo:coordinate-region svg:x="1.292cm" svg:y="1.661cm" svg:width="18.846cm" svg:height="11.085cm"/>
          <chart:axis chart:dimension="x" chart:name="primary-x" chart:style-name="ch5" chartooo:axis-type="auto">
            <chartooo:date-scale/>
            <chart:categories table:cell-range-address="'Gráficos de barras'.B41:'Gráficos de barras'.G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áficos de barras'.B42:'Gráficos de barras'.G42" chart:label-cell-address="'Gráficos de barras'.A42:'Gráficos de barras'.A42" chart:class="chart:bar">
            <chart:data-point chart:repeated="6"/>
          </chart:series>
          <chart:series chart:style-name="ch9" chart:values-cell-range-address="'Gráficos de barras'.B43:'Gráficos de barras'.G43" chart:label-cell-address="'Gráficos de barras'.A43:'Gráficos de barras'.A43" chart:class="chart:bar">
            <chart:data-point chart:repeated="6"/>
          </chart:series>
          <chart:series chart:style-name="ch10" chart:values-cell-range-address="'Gráficos de barras'.B44:'Gráficos de barras'.G44" chart:label-cell-address="'Gráficos de barras'.A44:'Gráficos de barras'.A44" chart:class="chart:bar">
            <chart:data-point chart:repeated="6"/>
          </chart:series>
          <chart:series chart:style-name="ch11" chart:values-cell-range-address="'Gráficos de barras'.B45:'Gráficos de barras'.G45" chart:label-cell-address="'Gráficos de barras'.A45:'Gráficos de barras'.A45" chart:class="chart:bar">
            <chart:mean-value chart:style-name="ch12"/>
            <chart:regression-curve chart:style-name="ch13"/>
            <chart:data-point chart:repeated="6"/>
          </chart:series>
          <chart:series chart:style-name="ch14" chart:values-cell-range-address="'Gráficos de barras'.B46:'Gráficos de barras'.G46" chart:label-cell-address="'Gráficos de barras'.A46:'Gráficos de barras'.A46" chart:class="chart:bar">
            <chart:data-point chart:repeated="6"/>
          </chart:series>
          <chart:series chart:style-name="ch15" chart:values-cell-range-address="'Gráficos de barras'.B47:'Gráficos de barras'.G47" chart:label-cell-address="'Gráficos de barras'.A47:'Gráficos de barras'.A47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06">
                <text:p>2006</text:p>
                <draw:g>
                  <svg:desc>'Gráficos de barras'.B41:'Gráficos de barras'.G41</svg:desc>
                </draw:g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Gráficos de barras'.A42:'Gráficos de barras'.A42</svg:desc>
                </draw:g>
              </table:table-cell>
              <table:table-cell office:value-type="float" office:value="5">
                <text:p>5</text:p>
                <draw:g>
                  <svg:desc>'Gráficos de barras'.B42:'Gráficos de barras'.G4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ccidente</text:p>
                <draw:g>
                  <svg:desc>'Gráficos de barras'.A43:'Gráficos de barras'.A43</svg:desc>
                </draw:g>
              </table:table-cell>
              <table:table-cell office:value-type="float" office:value="12">
                <text:p>12</text:p>
                <draw:g>
                  <svg:desc>'Gráficos de barras'.B43:'Gráficos de barras'.G4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o</text:p>
                <draw:g>
                  <svg:desc>'Gráficos de barras'.A44:'Gráficos de barras'.A44</svg:desc>
                </draw:g>
              </table:table-cell>
              <table:table-cell office:value-type="float" office:value="14">
                <text:p>14</text:p>
                <draw:g>
                  <svg:desc>'Gráficos de barras'.B44:'Gráficos de barras'.G4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ogotá</text:p>
                <draw:g>
                  <svg:desc>'Gráficos de barras'.A45:'Gráficos de barras'.A45</svg:desc>
                </draw:g>
              </table:table-cell>
              <table:table-cell office:value-type="float" office:value="75">
                <text:p>75</text:p>
                <draw:g>
                  <svg:desc>'Gráficos de barras'.B45:'Gráficos de barras'.G45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57">
                <text:p>157</text:p>
              </table:table-cell>
              <table:table-cell office:value-type="float" office:value="246">
                <text:p>246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ntioquia</text:p>
                <draw:g>
                  <svg:desc>'Gráficos de barras'.A46:'Gráficos de barras'.A46</svg:desc>
                </draw:g>
              </table:table-cell>
              <table:table-cell office:value-type="float" office:value="12">
                <text:p>12</text:p>
                <draw:g>
                  <svg:desc>'Gráficos de barras'.B46:'Gráficos de barras'.G46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xtranjero</text:p>
                <draw:g>
                  <svg:desc>'Gráficos de barras'.A47:'Gráficos de barras'.A47</svg:desc>
                </draw:g>
              </table:table-cell>
              <table:table-cell office:value-type="float" office:value="18">
                <text:p>18</text:p>
                <draw:g>
                  <svg:desc>'Gráficos de barras'.B47:'Gráficos de barras'.G4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277cm" svg:height="14.197cm" xlink:href=".." xlink:type="simple" chart:class="chart:circle" chart:style-name="ch1">
        <chart:title svg:x="10.319cm" svg:y="0.419cm" chart:style-name="ch2">
          <text:p>Distribución por temas</text:p>
        </chart:title>
        <chart:legend chart:legend-position="end" svg:x="17.299cm" svg:y="3.861cm" style:legend-expansion="high" chart:style-name="ch3"/>
        <chart:plot-area chart:style-name="ch4" table:cell-range-address="'2018'.I2:'2018'.J13" chart:data-source-has-labels="column" svg:x="0.505cm" svg:y="1.481cm" svg:width="16.289cm" svg:height="12.433cm">
          <chartooo:coordinate-region svg:x="2.876cm" svg:y="1.481cm" svg:width="11.365cm" svg:height="11.365cm"/>
          <chart:axis chart:dimension="x" chart:name="primary-x" chart:style-name="ch5" chartooo:axis-type="auto">
            <chartooo:date-scale/>
            <chart:categories table:cell-range-address="'2018'.I2:'2018'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J2:'2018'.J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8'.I2:'2018'.I13</svg:desc>
                </draw:g>
              </table:table-cell>
              <table:table-cell office:value-type="float" office:value="78">
                <text:p>78</text:p>
                <draw:g>
                  <svg:desc>'2018'.J2:'2018'.J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316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8'.D1:'2008'.E7" chart:data-source-has-labels="both" svg:x="0.32cm" svg:y="1.275cm" svg:width="13.044cm" svg:height="7.545cm">
          <chartooo:coordinate-region svg:x="3.682cm" svg:y="1.275cm" svg:width="6.57cm" svg:height="6.57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label-cell-address="'2008'.E1:'200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8'.E1:'200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8'.D2:'2008'.D7</svg:desc>
                </draw:g>
              </table:table-cell>
              <table:table-cell office:value-type="float" office:value="15">
                <text:p>15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8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75cm" svg:y="1.275cm" svg:width="6.626cm" svg:height="6.626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19">
                <text:p>19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568cm" svg:y="1.275cm" svg:width="6.576cm" svg:height="6.576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38">
                <text:p>38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